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<text:s/>passwordd cracking time (in sec)</text:p>
          </table:table-cell>
          <table:table-cell office:value-type="string" table:style-name="ce3">
            <text:p><text:span text:style-name="T2">P-thread tim</text:span>e</text:p>
          </table:table-cell>
          <table:table-cell office:value-type="string" table:style-name="ce4">
            <text:p>MPI pwd cracking</text:p>
          </table:table-cell>
          <table:table-cell office:value-type="string" table:style-name="ce2">
            <text:p>Cuda pwd Cracking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764.93112077000001" table:style-name="ce5">
            <text:p>764.9311208</text:p>
          </table:table-cell>
          <table:table-cell office:value-type="float" office:value="401.56292388899999" table:style-name="ce5">
            <text:p>401.5629239</text:p>
          </table:table-cell>
          <table:table-cell office:value-type="float" office:value="434.04739000000001" table:style-name="ce5">
            <text:p>434.04739</text:p>
          </table:table-cell>
          <table:table-cell office:value-type="float" office:value="7.3172613999999997E-2" table:style-name="ce5">
            <text:p>0.073172614</text:p>
          </table:table-cell>
          <table:table-cell table:number-columns-repeated="16380"/>
        </table:table-row>
        <table:table-row table:style-name="ro2">
          <table:table-cell office:value-type="float" office:value="843.22422937299996" table:style-name="ce5">
            <text:p>843.2242294</text:p>
          </table:table-cell>
          <table:table-cell office:value-type="float" office:value="399.12095825400002" table:style-name="ce5">
            <text:p>399.1209583</text:p>
          </table:table-cell>
          <table:table-cell office:value-type="float" office:value="444.25927999999999" table:style-name="ce5">
            <text:p>444.25928</text:p>
          </table:table-cell>
          <table:table-cell office:value-type="float" office:value="8.4361336999999995E-2" table:style-name="ce5">
            <text:p>0.084361337</text:p>
          </table:table-cell>
          <table:table-cell table:number-columns-repeated="16380"/>
        </table:table-row>
        <table:table-row table:style-name="ro2">
          <table:table-cell office:value-type="float" office:value="759.15361130899998" table:style-name="ce5">
            <text:p>759.1536113</text:p>
          </table:table-cell>
          <table:table-cell office:value-type="float" office:value="423.93198579599999" table:style-name="ce5">
            <text:p>423.9319858</text:p>
          </table:table-cell>
          <table:table-cell office:value-type="float" office:value="465.52181000000002" table:style-name="ce5">
            <text:p>465.52181</text:p>
          </table:table-cell>
          <table:table-cell office:value-type="float" office:value="7.5040540000000003E-2" table:style-name="ce5">
            <text:p>0.07504054</text:p>
          </table:table-cell>
          <table:table-cell table:number-columns-repeated="16380"/>
        </table:table-row>
        <table:table-row table:style-name="ro2">
          <table:table-cell office:value-type="float" office:value="776.34743141800004" table:style-name="ce5">
            <text:p>776.3474314</text:p>
          </table:table-cell>
          <table:table-cell office:value-type="float" office:value="414.470077038" table:style-name="ce5">
            <text:p>414.470077</text:p>
          </table:table-cell>
          <table:table-cell office:value-type="float" office:value="468.17860999999999" table:style-name="ce5">
            <text:p>468.17861</text:p>
          </table:table-cell>
          <table:table-cell office:value-type="float" office:value="7.4357314999999993E-2" table:style-name="ce5">
            <text:p>0.074357315</text:p>
          </table:table-cell>
          <table:table-cell table:number-columns-repeated="16380"/>
        </table:table-row>
        <table:table-row table:style-name="ro2">
          <table:table-cell office:value-type="float" office:value="786.45483941800001" table:style-name="ce5">
            <text:p>786.4548394</text:p>
          </table:table-cell>
          <table:table-cell office:value-type="float" office:value="464.10485445099999" table:style-name="ce5">
            <text:p>464.1048545</text:p>
          </table:table-cell>
          <table:table-cell office:value-type="float" office:value="396.31004000000001" table:style-name="ce5">
            <text:p>396.31004</text:p>
          </table:table-cell>
          <table:table-cell office:value-type="float" office:value="8.1659084000000007E-2" table:style-name="ce5">
            <text:p>0.081659084</text:p>
          </table:table-cell>
          <table:table-cell table:number-columns-repeated="16380"/>
        </table:table-row>
        <table:table-row table:style-name="ro2">
          <table:table-cell office:value-type="float" office:value="789.41817970600005" table:style-name="ce5">
            <text:p>789.4181797</text:p>
          </table:table-cell>
          <table:table-cell office:value-type="float" office:value="410.39762997100001" table:style-name="ce5">
            <text:p>410.39763</text:p>
          </table:table-cell>
          <table:table-cell office:value-type="float" office:value="439.07713999999999" table:style-name="ce5">
            <text:p>439.07714</text:p>
          </table:table-cell>
          <table:table-cell office:value-type="float" office:value="8.6234447000000006E-2" table:style-name="ce5">
            <text:p>0.086234447</text:p>
          </table:table-cell>
          <table:table-cell table:number-columns-repeated="16380"/>
        </table:table-row>
        <table:table-row table:style-name="ro2">
          <table:table-cell office:value-type="float" office:value="761.2800842332" table:style-name="ce5">
            <text:p>761.2800842</text:p>
          </table:table-cell>
          <table:table-cell office:value-type="float" office:value="412.32368471299998" table:style-name="ce5">
            <text:p>412.3236847</text:p>
          </table:table-cell>
          <table:table-cell office:value-type="float" office:value="404.02251000000001" table:style-name="ce5">
            <text:p>404.02251</text:p>
          </table:table-cell>
          <table:table-cell office:value-type="float" office:value="7.3939102000000007E-2" table:style-name="ce5">
            <text:p>0.073939102</text:p>
          </table:table-cell>
          <table:table-cell table:number-columns-repeated="16380"/>
        </table:table-row>
        <table:table-row table:style-name="ro2">
          <table:table-cell office:value-type="float" office:value="746.56359741100005" table:style-name="ce5">
            <text:p>746.5635974</text:p>
          </table:table-cell>
          <table:table-cell office:value-type="float" office:value="415.73596762800003" table:style-name="ce5">
            <text:p>415.7359676</text:p>
          </table:table-cell>
          <table:table-cell office:value-type="float" office:value="402.85771" table:style-name="ce5">
            <text:p>402.85771</text:p>
          </table:table-cell>
          <table:table-cell office:value-type="float" office:value="7.5757236000000006E-2" table:style-name="ce5">
            <text:p>0.075757236</text:p>
          </table:table-cell>
          <table:table-cell table:number-columns-repeated="16380"/>
        </table:table-row>
        <table:table-row table:style-name="ro2">
          <table:table-cell office:value-type="float" office:value="832.32236859299996" table:style-name="ce5">
            <text:p>832.3223686</text:p>
          </table:table-cell>
          <table:table-cell office:value-type="float" office:value="409.09459359099998" table:style-name="ce5">
            <text:p>409.0945936</text:p>
          </table:table-cell>
          <table:table-cell office:value-type="float" office:value="495.13099999999997" table:style-name="ce5">
            <text:p>495.131</text:p>
          </table:table-cell>
          <table:table-cell office:value-type="float" office:value="7.6536492999999997E-2" table:style-name="ce5">
            <text:p>0.076536493</text:p>
          </table:table-cell>
          <table:table-cell table:number-columns-repeated="16380"/>
        </table:table-row>
        <table:table-row table:style-name="ro2">
          <table:table-cell office:value-type="float" office:value="827.21595196299995" table:style-name="ce5">
            <text:p>827.215952</text:p>
          </table:table-cell>
          <table:table-cell office:value-type="float" office:value="409.09459359099998" table:style-name="ce5">
            <text:p>409.0945936</text:p>
          </table:table-cell>
          <table:table-cell office:value-type="float" office:value="498.46967000000001" table:style-name="ce5">
            <text:p>498.46967</text:p>
          </table:table-cell>
          <table:table-cell office:value-type="float" office:value="8.9750640000000007E-2" table:style-name="ce5">
            <text:p>0.0897506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an value(in sec):</text:p>
          </table:table-cell>
          <table:table-cell office:value-type="string" table:style-name="ce4">
            <text:p>Mean value(in sec):</text:p>
          </table:table-cell>
          <table:table-cell office:value-type="string" table:style-name="ce4">
            <text:p>Mean value(in sec):</text:p>
          </table:table-cell>
          <table:table-cell office:value-type="string" table:style-name="ce4">
            <text:p>Mean value(in sec):</text:p>
          </table:table-cell>
          <table:table-cell table:number-columns-repeated="16380"/>
        </table:table-row>
        <table:table-row table:style-name="ro2">
          <table:table-cell office:value-type="float" office:value="788.69114141941986" table:formula="of:=AVERAGE([.A3:.A12])" table:style-name="ce3">
            <text:p>788.6911414</text:p>
          </table:table-cell>
          <table:table-cell office:value-type="float" office:value="415.98372689220002" table:formula="of:=AVERAGE([.B3:.B12])" table:style-name="ce3">
            <text:p>415.9837269</text:p>
          </table:table-cell>
          <table:table-cell office:value-type="float" office:value="444.78751599999998" table:formula="of:=AVERAGE([.C3:.C12])" table:style-name="ce3">
            <text:p>444.787516</text:p>
          </table:table-cell>
          <table:table-cell office:value-type="float" office:value="7.9080880800000003E-2" table:formula="of:=AVERAGE([.D3:.D12])" table:style-name="ce3">
            <text:p>0.079080881</text:p>
          </table:table-cell>
          <table:table-cell table:number-columns-repeated="16380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Deadpool</dc:creator>
    <meta:creation-date>2018-12-28T14:22:30Z</meta:creation-date>
    <dc:date>2019-01-05T06:37:38Z</dc:date>
    <meta:editing-cycles>11</meta:editing-cycles>
    <meta:editing-duration>PT1956S</meta:editing-duration>
  </office:meta>
</office:document-meta>
</file>